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Gadugi" fo:font-size="14.5pt" style:font-name-asian="Gadugi" style:font-size-asian="14.5pt" style:font-name-complex="Gadugi" style:font-size-complex="14.5pt"/>
    </style:style>
    <style:style style:name="P2" style:family="paragraph" style:parent-style-name="Standard" style:list-style-name="">
      <style:paragraph-properties style:text-autospace="none"/>
      <style:text-properties style:font-name="Gadugi" fo:font-size="14.5pt" fo:font-weight="bold" style:font-name-asian="Gadugi" style:font-size-asian="14.5pt" style:font-weight-asian="bold" style:font-name-complex="Gadugi" style:font-size-complex="14.5pt" style:font-weight-complex="bold"/>
    </style:style>
    <style:style style:name="P3" style:family="paragraph" style:parent-style-name="Standard" style:list-style-name="">
      <style:paragraph-properties style:text-autospace="none"/>
      <style:text-properties style:font-name="Gadugi" fo:font-size="14.5pt" style:text-underline-style="solid" style:text-underline-width="auto" style:text-underline-color="font-color" fo:font-weight="bold" style:font-name-asian="Gadugi" style:font-size-asian="14.5pt" style:font-weight-asian="bold" style:font-name-complex="Gadugi" style:font-size-complex="14.5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5 vs ES6</text:p>
      <text:p text:style-name="P2"/>
      <text:p text:style-name="P1">//ES5</text:p>
      <text:p text:style-name="P1">function greetings (name) {</text:p>
      <text:p text:style-name="P1"><text:s text:c="4"/>return 'hello ' + name;</text:p>
      <text:p text:style-name="P1">}</text:p>
      <text:p text:style-name="P1"/>
      <text:p text:style-name="P1">//ES6</text:p>
      <text:p text:style-name="P1">const greetings = (name) =&gt; {</text:p>
      <text:p text:style-name="P1"><text:s text:c="4"/>console.log("salut");</text:p>
      <text:p text:style-name="P1"/>
      <text:p text:style-name="P1"><text:s text:c="4"/>return `hello ${name}`</text:p>
      <text:p text:style-name="P1">}</text:p>
      <text:p text:style-name="P1"/>
      <text:p text:style-name="P1">//ES6</text:p>
      <text:p text:style-name="P1">const greetings = name =&gt; `hello ${name}`</text:p>
      <text:p text:style-name="P1"/>
      <text:p text:style-name="P1">// =======================</text:p>
      <text:p text:style-name="P1"/>
      <text:p text:style-name="P1">//ES6</text:p>
      <text:p text:style-name="P1">const testFunc = () =&gt; {</text:p>
      <text:p text:style-name="P1"><text:s text:c="4"/>console.log("salut");</text:p>
      <text:p text:style-name="P1">}</text:p>
      <text:p text:style-name="P1"/>
      <text:p text:style-name="P1">//ES5</text:p>
      <text:p text:style-name="P1">function testFunc() {</text:p>
      <text:p text:style-name="P1"><text:s text:c="4"/>console.log("salut");</text:p>
      <text:p text:style-name="P1">}</text:p>
      <text:p text:style-name="P1"/>
      <text:p text:style-name="P3">Map</text:p>
      <text:p text:style-name="P3"/>
      <text:p text:style-name="P1">// Avant</text:p>
      <text:p text:style-name="P1">for (var i = 0; i &lt; myArray.length; i++) {</text:p>
      <text:p text:style-name="P1"><text:s text:c="4"/>myArray[i] = myArray[i] * 2;</text:p>
      <text:p text:style-name="P1">}</text:p>
      <text:p text:style-name="P1"><text:soft-page-break/></text:p>
      <text:p text:style-name="P1">console.log(myArray);</text:p>
      <text:p text:style-name="P1"/>
      <text:p text:style-name="P1">// Avec Map sans modifier l'array</text:p>
      <text:p text:style-name="P1">var myArray = [1, 2, 3, 4, 5];</text:p>
      <text:p text:style-name="P1"/>
      <text:p text:style-name="P1">var doubleArray = myArray.map(</text:p>
      <text:p text:style-name="P1"/>
      <text:p text:style-name="P1"><text:s text:c="4"/>function (element) {</text:p>
      <text:p text:style-name="P1"/>
      <text:p text:style-name="P1"><text:s text:c="8"/>return element * 2;</text:p>
      <text:p text:style-name="P1"/>
      <text:p text:style-name="P1"><text:s text:c="4"/>}</text:p>
      <text:p text:style-name="P1">)</text:p>
      <text:p text:style-name="P1"/>
      <text:p text:style-name="P1">console.log(doubleArray);</text:p>
      <text:p text:style-name="P1"/>
      <text:p text:style-name="P1">var doubleTripleArray = myArray.map(</text:p>
      <text:p text:style-name="P1"><text:s text:c="4"/>(elem) =&gt; elem * 2</text:p>
      <text:p text:style-name="P1">).map(</text:p>
      <text:p text:style-name="P1"><text:s text:c="4"/>(elem) =&gt; elem * 3</text:p>
      <text:p text:style-name="P1">)</text:p>
      <text:p text:style-name="P1"/>
      <text:p text:style-name="P1">console.log(doubleTripleArray);</text:p>
      <text:p text:style-name="P1"/>
      <text:p text:style-name="P1">var myArrayString = ["Hello", "World", "how", "are", "you?"]</text:p>
      <text:p text:style-name="P1"/>
      <text:p text:style-name="P1">var mySecondArrayString = myArrayString.map(</text:p>
      <text:p text:style-name="P1"><text:s text:c="4"/>function (elem) {</text:p>
      <text:p text:style-name="P1"><text:s text:c="8"/>var newString = elem + "!"; </text:p>
      <text:p text:style-name="P1"/>
      <text:p text:style-name="P1"><text:s text:c="8"/>return newString;</text:p>
      <text:p text:style-name="P1"><text:s text:c="4"/>}</text:p>
      <text:p text:style-name="P1">)</text:p>
      <text:p text:style-name="P1"/>
      <text:p text:style-name="P1"><text:soft-page-break/>console.log(mySecondArrayString);</text:p>
      <text:p text:style-name="P1"/>
      <text:p text:style-name="P3">Filter</text:p>
      <text:p text:style-name="P1"/>
      <text:p text:style-name="P1">var numbers = [1, 2, 3, 4, 5];</text:p>
      <text:p text:style-name="P1"/>
      <text:p text:style-name="P1">var biggerThanThree = numbers.filter(</text:p>
      <text:p text:style-name="P1"><text:s text:c="4"/>function (element) {</text:p>
      <text:p text:style-name="P1"><text:s text:c="8"/>return element &gt;= 3;</text:p>
      <text:p text:style-name="P1"><text:s text:c="4"/>}</text:p>
      <text:p text:style-name="P1">)</text:p>
      <text:p text:style-name="P1"/>
      <text:p text:style-name="P1">console.log(biggerThanThree);</text:p>
      <text:p text:style-name="P1"/>
      <text:p text:style-name="P1">var words = ["Hello", "World", "how", "are", "you?"]</text:p>
      <text:p text:style-name="P1"/>
      <text:p text:style-name="P1">var longWords = words.filter((elem) =&gt; elem.length &gt; 3)</text:p>
      <text:p text:style-name="P1"/>
      <text:p text:style-name="P1">console.log(longWords);</text:p>
      <text:p text:style-name="P1"/>
      <text:p text:style-name="P1">var people = [</text:p>
      <text:p text:style-name="P1"><text:s text:c="4"/>{ name: "Claire", age: 45 },</text:p>
      <text:p text:style-name="P1"><text:s text:c="4"/>{ name: "Joachim", age: 19 },</text:p>
      <text:p text:style-name="P1"><text:s text:c="4"/>{ name: "Bob", age: null },</text:p>
      <text:p text:style-name="P1"><text:s text:c="4"/>{ name: "Kira", age: undefined },</text:p>
      <text:p text:style-name="P1"><text:s text:c="4"/>{ name: "James", age: 22 },</text:p>
      <text:p text:style-name="P1"><text:s text:c="4"/>{ name: undefined, age: 30 }</text:p>
      <text:p text:style-name="P1">];</text:p>
      <text:p text:style-name="P1"/>
      <text:p text:style-name="P1">var validPeople = people.filter(</text:p>
      <text:p text:style-name="P1"><text:s text:c="4"/>function (elem) {</text:p>
      <text:p text:style-name="P1"><text:s text:c="8"/>return elem.name &amp;&amp; elem.age &gt; 20</text:p>
      <text:p text:style-name="P1"><text:s text:c="4"/>}</text:p>
      <text:p text:style-name="P1">)</text:p>
      <text:p text:style-name="P1">console.log(validPeople);</text:p>
      <text:p text:style-name="P1"><text:soft-page-break/></text:p>
      <text:p text:style-name="P3">Reduce</text:p>
      <text:p text:style-name="P1"/>
      <text:p text:style-name="P1">var numbers = [1, 2, 3, 4, 5];</text:p>
      <text:p text:style-name="P1"><text:s text:c="12"/>// 0, 1, 2, 3, 4</text:p>
      <text:p text:style-name="P1"/>
      <text:p text:style-name="P1">var total = numbers.reduce(</text:p>
      <text:p text:style-name="P1"><text:s text:c="4"/>function (acc, cur, index, array) {</text:p>
      <text:p text:style-name="P1"/>
      <text:p text:style-name="P1"><text:s text:c="8"/>console.log("acc", acc);</text:p>
      <text:p text:style-name="P1"><text:s text:c="8"/>console.log("cur", cur);</text:p>
      <text:p text:style-name="P1"><text:s text:c="8"/>console.log("index", index);</text:p>
      <text:p text:style-name="P1"><text:s text:c="8"/>console.log("array", array);</text:p>
      <text:p text:style-name="P1"/>
      <text:p text:style-name="P1"><text:s text:c="8"/>return acc + cur + 2</text:p>
      <text:p text:style-name="P1"><text:s text:c="4"/>},</text:p>
      <text:p text:style-name="P1"><text:s text:c="4"/>//5 valeur initial</text:p>
      <text:p text:style-name="P1">)</text:p>
      <text:p text:style-name="P1"/>
      <text:p text:style-name="P1">console.log("total", total)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535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Jour 7<text:tab/></text:span><text:span text:style-name="MT2">Map Filter Reduce</text:span><text:tab/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2T16:46:07.96</meta:creation-date>
    <meta:document-statistic meta:table-count="0" meta:image-count="0" meta:object-count="0" meta:page-count="4" meta:paragraph-count="90" meta:word-count="291" meta:character-count="1964"/>
    <dc:date>2021-03-22T16:51:21.98</dc:date>
    <meta:editing-duration>PT5M15S</meta:editing-duration>
    <meta:editing-cycles>1</meta:editing-cycles>
    <meta:generator>OpenOffice/4.1.8$Win32 OpenOffice.org_project/418m3$Build-9803</meta:generator>
  </office:meta>
</office:document-meta>
</file>